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42b5" officeooo:paragraph-rsid="0017765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726b1" officeooo:paragraph-rsid="0017765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021eb" officeooo:paragraph-rsid="0039710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2d1d" officeooo:paragraph-rsid="00182d1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2d1d" officeooo:paragraph-rsid="0029f22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82d1d" officeooo:paragraph-rsid="0027a43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e2536" officeooo:paragraph-rsid="001e253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2108" officeooo:paragraph-rsid="001f210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2108" officeooo:paragraph-rsid="0020ce7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2108" officeooo:paragraph-rsid="003ab4e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82d1d" officeooo:paragraph-rsid="0029f22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82d1d" officeooo:paragraph-rsid="0027a43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362bfe" officeooo:paragraph-rsid="003cbf3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62bfe" officeooo:paragraph-rsid="003f09d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40b1df" officeooo:paragraph-rsid="0040b1d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2d1d" officeooo:paragraph-rsid="00182d1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officeooo:rsid="0020ce7f" officeooo:paragraph-rsid="003ab4e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df0c3" officeooo:paragraph-rsid="0027a43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80abe" officeooo:paragraph-rsid="0027a43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cbf37" officeooo:paragraph-rsid="003cbf3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normal" officeooo:rsid="003e372c" officeooo:paragraph-rsid="003cbf3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40b1df" officeooo:paragraph-rsid="0040b1d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429c61" officeooo:paragraph-rsid="00429c6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bold" officeooo:rsid="0040b1df" officeooo:paragraph-rsid="0040b1df" style:font-size-asian="12pt" style:font-weight-asian="bold" style:font-size-complex="12pt" style:font-weight-complex="bold"/>
    </style:style>
    <style:style style:name="T1" style:family="text">
      <style:text-properties officeooo:rsid="00177654"/>
    </style:style>
    <style:style style:name="T2" style:family="text">
      <style:text-properties officeooo:rsid="001e2536"/>
    </style:style>
    <style:style style:name="T3" style:family="text">
      <style:text-properties officeooo:rsid="001f2108"/>
    </style:style>
    <style:style style:name="T4" style:family="text">
      <style:text-properties officeooo:rsid="0020ce7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9bd4" style:font-weight-asian="bold" style:font-weight-complex="bold"/>
    </style:style>
    <style:style style:name="T7" style:family="text">
      <style:text-properties fo:text-shadow="none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9f5c" style:font-weight-asian="normal" style:font-weight-complex="normal"/>
    </style:style>
    <style:style style:name="T11" style:family="text">
      <style:text-properties fo:font-weight="normal" officeooo:rsid="0027a43a" style:font-weight-asian="normal" style:font-weight-complex="normal"/>
    </style:style>
    <style:style style:name="T12" style:family="text">
      <style:text-properties fo:font-weight="normal" officeooo:rsid="002be43b" style:font-weight-asian="normal" style:font-weight-complex="normal"/>
    </style:style>
    <style:style style:name="T13" style:family="text">
      <style:text-properties fo:font-weight="normal" officeooo:rsid="002cc7bc" style:font-weight-asian="normal" style:font-weight-complex="normal"/>
    </style:style>
    <style:style style:name="T14" style:family="text">
      <style:text-properties fo:font-weight="normal" officeooo:rsid="002cf30a" style:font-weight-asian="normal" style:font-weight-complex="normal"/>
    </style:style>
    <style:style style:name="T15" style:family="text">
      <style:text-properties fo:font-weight="normal" officeooo:rsid="002df0c3" style:font-weight-asian="normal" style:font-weight-complex="normal"/>
    </style:style>
    <style:style style:name="T16" style:family="text">
      <style:text-properties fo:font-weight="normal" officeooo:rsid="002ecd7f" style:font-weight-asian="normal" style:font-weight-complex="normal"/>
    </style:style>
    <style:style style:name="T17" style:family="text">
      <style:text-properties fo:font-weight="normal" officeooo:rsid="0031fdbe" style:font-weight-asian="normal" style:font-weight-complex="normal"/>
    </style:style>
    <style:style style:name="T18" style:family="text">
      <style:text-properties fo:font-weight="normal" officeooo:rsid="00362bfe" style:font-weight-asian="normal" style:font-weight-complex="normal"/>
    </style:style>
    <style:style style:name="T19" style:family="text">
      <style:text-properties fo:font-weight="normal" officeooo:rsid="0037ad84" style:font-weight-asian="normal" style:font-weight-complex="normal"/>
    </style:style>
    <style:style style:name="T20" style:family="text">
      <style:text-properties fo:font-weight="normal" officeooo:rsid="00380abe" style:font-weight-asian="normal" style:font-weight-complex="normal"/>
    </style:style>
    <style:style style:name="T21" style:family="text">
      <style:text-properties fo:font-weight="normal" officeooo:rsid="003cbf37" style:font-weight-asian="normal" style:font-weight-complex="normal"/>
    </style:style>
    <style:style style:name="T22" style:family="text">
      <style:text-properties fo:font-weight="normal" officeooo:rsid="003e372c" style:font-weight-asian="normal" style:font-weight-complex="normal"/>
    </style:style>
    <style:style style:name="T23" style:family="text">
      <style:text-properties fo:font-weight="normal" officeooo:rsid="003f09d8" style:font-weight-asian="normal" style:font-weight-complex="normal"/>
    </style:style>
    <style:style style:name="T24" style:family="text">
      <style:text-properties fo:font-weight="normal" officeooo:rsid="003f79bf" style:font-weight-asian="normal" style:font-weight-complex="normal"/>
    </style:style>
    <style:style style:name="T25" style:family="text">
      <style:text-properties officeooo:rsid="0022fe1c"/>
    </style:style>
    <style:style style:name="T26" style:family="text">
      <style:text-properties officeooo:rsid="00307685"/>
    </style:style>
    <style:style style:name="T27" style:family="text">
      <style:text-properties officeooo:rsid="0031c9d3"/>
    </style:style>
    <style:style style:name="T28" style:family="text">
      <style:text-properties officeooo:rsid="00336bf3"/>
    </style:style>
    <style:style style:name="T29" style:family="text">
      <style:text-properties officeooo:rsid="0035105a"/>
    </style:style>
    <style:style style:name="T30" style:family="text">
      <style:text-properties officeooo:rsid="00362bfe"/>
    </style:style>
    <style:style style:name="T31" style:family="text">
      <style:text-properties officeooo:rsid="00397104"/>
    </style:style>
    <style:style style:name="T32" style:family="text">
      <style:text-properties officeooo:rsid="003b9e21"/>
    </style:style>
    <style:style style:name="T33" style:family="text">
      <style:text-properties officeooo:rsid="003ba8f5"/>
    </style:style>
    <style:style style:name="T34" style:family="text">
      <style:text-properties fo:color="#ff6600" fo:font-weight="normal" officeooo:rsid="003e372c" style:font-weight-asian="normal" style:font-weight-complex="normal"/>
    </style:style>
    <style:style style:name="T35" style:family="text">
      <style:text-properties fo:color="#ff9900" fo:font-weight="normal" officeooo:rsid="003e372c" style:font-weight-asian="normal" style:font-weight-complex="normal"/>
    </style:style>
    <style:style style:name="T36" style:family="text">
      <style:text-properties fo:color="#000000"/>
    </style:style>
    <style:style style:name="T37" style:family="text">
      <style:text-properties fo:color="#000000" fo:font-weight="normal" officeooo:rsid="003e372c" style:font-weight-asian="normal" style:font-weight-complex="normal"/>
    </style:style>
    <style:style style:name="T38" style:family="text">
      <style:text-properties fo:color="#000000" officeooo:rsid="003e372c"/>
    </style:style>
    <style:style style:name="T39" style:family="text">
      <style:text-properties officeooo:rsid="0042b0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o Sistema Inteligente do <text:span text:style-name="T1">Ligue 4</text:span></text:p>
      <text:p text:style-name="P2"/>
      <text:p text:style-name="P1">Dupla: Gustavo Roesler Brillinger &amp; Osvaldo Miguel Junior</text:p>
      <text:p text:style-name="P1"/>
      <text:p text:style-name="P3">Controller: SI-<text:span text:style-name="T31">Ligue4</text:span>\public\scripts\controllers\homeController.js</text:p>
      <text:p text:style-name="P3">Html principal: SI-<text:span text:style-name="T31">Ligue4</text:span>\public\views\home.html</text:p>
      <text:p text:style-name="P1"/>
      <text:p text:style-name="P5"><text:span text:style-name="T5">Heur</text:span><text:span text:style-name="T6">í</text:span><text:span text:style-name="T5">stica</text:span><text:span text:style-name="T8">: </text:span><text:span text:style-name="T2">uma função que vai percorrer todo o tabuleiro e apartir de cada peça vai calcular as possíveis sequências de 4, exemplo:</text:span></text:p>
      <text:p text:style-name="P4"/>
      <text:p text:style-name="P7"><text:tab/>considere:</text:p>
      <text:p text:style-name="P7"><text:tab/>um tabuleiro vazio, com uma peça na posição<text:span text:style-name="T3">(6,4)</text:span></text:p>
      <text:p text:style-name="P7"><text:tab/>O = peça no tabuleiro</text:p>
      <text:p text:style-name="P7"><text:tab/>X = espaços em branco que podem ser usados para criar sequencia de 4</text:p>
      <text:p text:style-name="P8"/>
      <text:p text:style-name="P8"><text:tab/>as seguintes sequencias são possíveis na horizontal:</text:p>
      <text:p text:style-name="P8"><text:tab/>XXXO</text:p>
      <text:p text:style-name="P8"><text:tab/> <text:s text:c="2"/>XXOX</text:p>
      <text:p text:style-name="P8"><text:tab/> <text:s text:c="5"/>XOXX</text:p>
      <text:p text:style-name="P8"><text:tab/> <text:s text:c="8"/>OXXX</text:p>
      <text:p text:style-name="P8"/>
      <text:p text:style-name="P9"><text:tab/><text:span text:style-name="T25">Se</text:span>quências com + peças no tabuleiro tem valor maior, <text:span text:style-name="T4">considerando o exemplo a cima com <text:tab/>mais uma peça na posição(6,5)</text:span></text:p>
      <text:p text:style-name="P9"/>
      <text:p text:style-name="P9"><text:tab/>as seguintes sequencias são possíveis na horizontal:</text:p>
      <text:p text:style-name="P9"><text:tab/>XXXO <text:s text:c="10"/><text:span text:style-name="T4">+</text:span>5 pontos</text:p>
      <text:p text:style-name="P9"><text:tab/> <text:s text:c="2"/>XXOO <text:s text:c="7"/><text:span text:style-name="T4">+5</text:span>0 <text:span text:style-name="T4">pontos</text:span></text:p>
      <text:p text:style-name="P9"><text:tab/> <text:s text:c="5"/>XO<text:span text:style-name="T4">O</text:span>X <text:s text:c="4"/><text:span text:style-name="T4">+50 pontos</text:span></text:p>
      <text:p text:style-name="P9"><text:tab/> <text:s text:c="8"/>O<text:span text:style-name="T4">O</text:span>XX <text:s/><text:span text:style-name="T4">+50 pontos</text:span></text:p>
      <text:p text:style-name="P9"/>
      <text:p text:style-name="P9"><text:tab/> <text:s text:c="11"/><text:span text:style-name="T26">OXXX <text:s/>não é possivel pois só existem dois espaços livres ao lado direito da <text:tab/>peça(6,5), faltando um espaço para completar a sequencia de 4. O mesmo vai acontecer se <text:tab/>invez de colidir com a parede colidir com peças adversárias </text:span></text:p>
      <text:p text:style-name="P8"/>
      <text:p text:style-name="P10"><text:tab/>Cada uma dessas sequências vai ter um valor positivo se for uma sequencia da IA e negativo se for do humano, sendo o somatório de todas as possíveis sequências o custo do respectivo estado do tabuleiro. </text:p>
      <text:p text:style-name="P10"/>
      <text:p text:style-name="P17"><text:tab/>Tabela de pontuação:</text:p>
      <text:p text:style-name="P9"><text:tab/>1 peça: 5 pontos.</text:p>
      <text:p text:style-name="P9"><text:tab/>2 peças: <text:span text:style-name="T27">5</text:span>0 pontos.</text:p>
      <text:p text:style-name="P9"><text:tab/>3 peças: <text:span text:style-name="T29">50</text:span>0 pontos.</text:p>
      <text:p text:style-name="P9"><text:tab/>4 peças: <text:span text:style-name="T29">2</text:span>0 000 <text:span text:style-name="T28">pontos(apenas uma vez, é melhor ter varias opções de vitória que formar <text:tab/>mais de uma sequência de 4 a partir de uma jogada).</text:span></text:p>
      <text:p text:style-name="P9"/>
      <text:p text:style-name="P9"><text:tab/><text:span text:style-name="T32">Ao final de todos os somatórios é removido do valor final 1% por peça presente no tabuleiro.</text:span></text:p>
      <text:p text:style-name="P9"><text:tab/><text:span text:style-name="T33">Em caso de empate o retorno é sempre 0.</text:span></text:p>
      <text:p text:style-name="P7"/>
      <text:p text:style-name="P4"/>
      <text:p text:style-name="P11"><text:span text:style-name="T7">Utilidade</text:span>:<text:span text:style-name="T9"> </text:span><text:span text:style-name="T13">Utiliza </text:span><text:span text:style-name="T17">a função heurística.</text:span></text:p>
      <text:p text:style-name="P16"><text:soft-page-break/></text:p>
      <text:p text:style-name="P6"><text:span text:style-name="T5">Nodo Folha:</text:span><text:span text:style-name="T9"> </text:span><text:span text:style-name="T11">A função de </text:span><text:span text:style-name="T12">heurística</text:span><text:span text:style-name="T11"> tambem vai verificar se um nodo é nodo folha. </text:span><text:span text:style-name="T10">Cada nodo folha retorna </text:span><text:span text:style-name="T18">2</text:span><text:span text:style-name="T10">0 000 </text:span><text:span text:style-name="T14">e 0 no caso de empate</text:span><text:span text:style-name="T10">, </text:span><text:span text:style-name="T14">para os nodos que não vão executar a função da heurística, foi criado uma função com o objetivo de verificar se existe vencedor que ira retorna ""(quando não existe vencedor), "empate"(no caso do tabuleiro terminar sem vencedor) ou </text:span><text:span text:style-name="T18">1(</text:span><text:span text:style-name="T14">humano</text:span><text:span text:style-name="T18">)</text:span><text:span text:style-name="T14">/</text:span><text:span text:style-name="T18">0(</text:span><text:span text:style-name="T14">computador</text:span><text:span text:style-name="T18">)</text:span><text:span text:style-name="T14">(sendo que quem retorna é o vencedor), essa função verifica respectivamente todas as celulas na vertical, horizontal e ambas as diagonais por sequ</text:span><text:span text:style-name="T15">ê</text:span><text:span text:style-name="T14">ncias de 4, </text:span><text:span text:style-name="T15">se nenhuma sequência de 4 for encontrada a função verifica </text:span><text:span text:style-name="T16">ao final</text:span><text:span text:style-name="T15"> se deu empate.</text:span></text:p>
      <text:p text:style-name="P18"/>
      <text:p text:style-name="P12"><text:span text:style-name="T30">Limitações da Implementação : </text:span><text:span text:style-name="T19">O algoritmo deve limitar sua busca minmax mesmo com a poda alpha/beta pois sua árvore é muito grande. O limite de profundidade definido foi 6, mas quando aumenta a profundidade em apenas 1 nível tem se um drastico aumento no </text:span><text:span text:style-name="T20">número de iterações.</text:span></text:p>
      <text:p text:style-name="P19"/>
      <text:p text:style-name="P13">Otimização: </text:p>
      <text:p text:style-name="P20">- Utiliza-se poda alfa/beta tendo seus primeiros valores -Infinity/+Infinity respectivamentes, sempre passando os valores de alfa/beta do pai para os filhos, atualizando alfa nos niveis max e beta nos niveis min. Sempre que alfa&gt;beta efetua poda</text:p>
      <text:p text:style-name="P14"><text:span text:style-name="T21">- </text:span><text:span text:style-name="T23">Para à poda alfa/beta ser executada mais frequentemente da preferência na busca sempre olhando as jogadas ao centro do tabuleiro até as da borda, </text:span><text:span text:style-name="T24">considerando o tabuleiro tendo a sequinte sequência de colunas [0,1,2,3,4,5,6] </text:span><text:span text:style-name="T23">utilizando a sequinte sequência [3,4,2,5,1,6,0] </text:span><text:span text:style-name="T24">na busca</text:span><text:span text:style-name="T23">. </text:span></text:p>
      <text:p text:style-name="P13"><text:span text:style-name="T21">- </text:span><text:span text:style-name="T22">Como o tabuleiro é um array de arrays contendo 42 valores e é passado muitas vezes por parámetro foi alterado o seu valor das Strings </text:span><text:span text:style-name="T35">""/"humano"/"computador"</text:span><text:span text:style-name="T22"> para </text:span><text:span text:style-name="T34">null/1/0 </text:span><text:span text:style-name="T37">respectivamente.</text:span></text:p>
      <text:p text:style-name="P21"/>
      <text:p text:style-name="P15"><text:span text:style-name="T38">P</text:span><text:span text:style-name="T36">rincipais Variáveis:</text:span></text:p>
      <text:p text:style-name="P22">$scope.vencedor: só utilizada para mostrar na interface quem venceu, podendo receber null(sem vencedor),0(computador venceu),1(humano venceu) ou"empate"(empate).</text:p>
      <text:p text:style-name="P22"/>
      <text:p text:style-name="P22">$scope.tabuleiro: guarda todas as posições do tabuleiro atual, podendo receber null(nimguem), 0(computador) ou 1(humano).</text:p>
      <text:p text:style-name="P22"/>
      <text:p text:style-name="P24">Principais Métodos:</text:p>
      <text:p text:style-name="P22">me.jogada(tabuleiro, coluna, jogadordavez, callback): efetua uma jogada e retorna o tabuleiro resultante ou "colunaEstaCheia".</text:p>
      <text:p text:style-name="P22"/>
      <text:p text:style-name="P22">me.alteraJogadorDaVez(): altera entre a jogada do humano e computador.</text:p>
      <text:p text:style-name="P22"/>
      <text:p text:style-name="P22">$scope.jogadaHumano(coluna): efetua jogada do humano, se possível cria novo tabuleiro e começa jogada do computador, quando retornar jogada do computador imprime na interface ambas as jogadas.</text:p>
      <text:p text:style-name="P22"/>
      <text:p text:style-name="P22">me.jogadaComputador(): executa jogada computador, a coluna é decidida pelo algoritmo.</text:p>
      <text:p text:style-name="P22"/>
      <text:p text:style-name="P23">me.calcMinMax(alfa, beta, davez, filhos, nivel, tabuleiro, callback): utilizando minmax calcula a melhor coluna a ser jogada, retornando {pontuacao: 'valor',coluna: 'coluna'}</text:p>
      <text:p text:style-name="P23"/>
      <text:p text:style-name="P23">me.calcValorTabuleiro(tabuleiro, callback): utilizando o calculo da heurística retorna valor do tabuleiro enviado.</text:p>
      <text:p text:style-name="P23"/>
      <text:p text:style-name="P23">me.verificaFimDeJogo(tabuleiro): sempre executado após cada jogada para saber se fim de jogo ou no caso do algoritmo para saber se nodo folha, retorna null(sem vencedor),0(computador),1(humano) ou "empate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4M18S</meta:editing-duration>
    <meta:editing-cycles>45</meta:editing-cycles>
    <meta:generator>LibreOffice/5.0.2.2$Windows_x86 LibreOffice_project/37b43f919e4de5eeaca9b9755ed688758a8251fe</meta:generator>
    <dc:date>2016-05-10T17:09:08.788000000</dc:date>
    <meta:document-statistic meta:table-count="0" meta:image-count="0" meta:object-count="0" meta:page-count="2" meta:paragraph-count="47" meta:word-count="681" meta:character-count="4626" meta:non-whitespace-character-count="3889"/>
    <meta:user-defined meta:name="Info 1"/>
    <meta:user-defined meta:name="Info 2"/>
    <meta:user-defined meta:name="Info 3"/>
    <meta:user-defined meta:name="Info 4"/>
  </office:meta>
</office:document-meta>
</file>